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12" draw:text-style-name="P1" draw:layer="layout" svg:x1="15.71cm" svg:y1="9.132cm" svg:x2="17.234cm" svg:y2="9.132cm">
          <text:p/>
        </draw:line>
        <draw:frame draw:style-name="gr5" draw:text-style-name="P10" draw:layer="layout" svg:width="2.286cm" svg:height="0.848cm" svg:x="8.598cm" svg:y="8.624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24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24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794cm" svg:x2="9.568cm" svg:y2="11.826cm">
            <text:p/>
          </draw:line>
          <draw:line draw:style-name="gr41" draw:text-style-name="P1" draw:layer="layout" svg:x1="9.568cm" svg:y1="10.035cm" svg:x2="9.06cm" svg:y2="11.572cm">
            <text:p/>
          </draw:line>
          <draw:line draw:style-name="gr41" draw:text-style-name="P1" draw:layer="layout" svg:x1="9.568cm" svg:y1="10.035cm" svg:x2="10.076cm" svg:y2="11.572cm">
            <text:p/>
          </draw:line>
        </draw:g>
        <draw:frame draw:style-name="gr5" draw:text-style-name="P20" draw:layer="layout" svg:width="3.302cm" svg:height="1.445cm" svg:x="5.712cm" svg:y="10.102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02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26cm" svg:x2="23.33cm" svg:y2="11.826cm">
          <text:p/>
        </draw:line>
        <draw:frame draw:style-name="gr5" draw:text-style-name="P22" draw:layer="layout" svg:width="3.048cm" svg:height="0.848cm" svg:x="22.09cm" svg:y="11.88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1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24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44cm" svg:x2="12.354cm" svg:y2="11.776cm">
            <text:p/>
          </draw:line>
          <draw:line draw:style-name="gr41" draw:text-style-name="P1" draw:layer="layout" svg:x1="12.354cm" svg:y1="9.985cm" svg:x2="11.846cm" svg:y2="11.522cm">
            <text:p/>
          </draw:line>
          <draw:line draw:style-name="gr41" draw:text-style-name="P1" draw:layer="layout" svg:x1="12.354cm" svg:y1="9.985cm" svg:x2="12.862cm" svg:y2="11.522cm">
            <text:p/>
          </draw:line>
        </draw:g>
        <draw:polygon draw:style-name="gr40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24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6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24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69cm" svg:x2="14.886cm" svg:y2="11.801cm">
            <text:p/>
          </draw:line>
          <draw:line draw:style-name="gr41" draw:text-style-name="P1" draw:layer="layout" svg:x1="14.886cm" svg:y1="10.01cm" svg:x2="14.378cm" svg:y2="11.547cm">
            <text:p/>
          </draw:line>
          <draw:line draw:style-name="gr41" draw:text-style-name="P1" draw:layer="layout" svg:x1="14.886cm" svg:y1="10.01cm" svg:x2="15.394cm" svg:y2="11.547cm">
            <text:p/>
          </draw:line>
        </draw:g>
        <draw:g>
          <draw:line draw:style-name="gr41" draw:text-style-name="P1" draw:layer="layout" svg:x1="18.404cm" svg:y1="9.744cm" svg:x2="18.404cm" svg:y2="11.776cm">
            <text:p/>
          </draw:line>
          <draw:line draw:style-name="gr41" draw:text-style-name="P1" draw:layer="layout" svg:x1="18.404cm" svg:y1="9.985cm" svg:x2="17.896cm" svg:y2="11.522cm">
            <text:p/>
          </draw:line>
          <draw:line draw:style-name="gr41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03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84cm" svg:x2="23.33cm" svg:y2="6.084cm">
          <text:p/>
        </draw:line>
        <draw:frame draw:style-name="gr5" draw:text-style-name="P22" draw:layer="layout" svg:width="3.556cm" svg:height="0.848cm" svg:x="22.09cm" svg:y="5.06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26cm" svg:x2="21.844cm" svg:y2="13.958cm">
          <text:p/>
        </draw:line>
        <draw:line draw:style-name="gr43" draw:text-style-name="P1" draw:layer="layout" svg:x1="21.844cm" svg:y1="6.084cm" svg:x2="21.844cm" svg:y2="11.826cm">
          <text:p/>
        </draw:line>
        <draw:line draw:style-name="gr44" draw:text-style-name="P1" draw:layer="layout" svg:x1="21.844cm" svg:y1="4.56cm" svg:x2="21.844cm" svg:y2="6.084cm">
          <text:p/>
        </draw:line>
        <draw:custom-shape draw:style-name="gr45" draw:text-style-name="P23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04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Store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0-04T13:26:31.878297188</dc:date>
    <meta:editing-duration>P1DT10H14M3S</meta:editing-duration>
    <meta:editing-cycles>630</meta:editing-cycles>
    <meta:generator>LibreOffice/4.2.8.2$Linux_X86_64 LibreOffice_project/420m0$Build-2</meta:generator>
    <meta:document-statistic meta:object-count="5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